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3caff" draw:fill="solid" draw:fill-color="#83caff" draw:textarea-vertical-align="middle"/>
    </style:style>
    <style:style style:name="gr2" style:family="graphic" style:parent-style-name="standard">
      <style:graphic-properties svg:stroke-color="#000000" draw:fill="solid" draw:fill-color="#000000" draw:textarea-vertical-align="middl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.749cm" fo:min-width="0.49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none" draw:fill-color="#ffffff"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polygon draw:style-name="gr1" draw:text-style-name="P1" draw:layer="layout" svg:width="10.631cm" svg:height="10.637cm" svg:x="6.162cm" svg:y="1.672cm" svg:viewBox="0 0 10632 10638" draw:points="5368,10638 0,6576 6597,6579 8613,0 10632,6572">
          <text:p/>
        </draw:polygon>
        <draw:polygon draw:style-name="gr2" draw:text-style-name="P1" draw:layer="layout" svg:width="13.858cm" svg:height="10.638cm" svg:x="9.513cm" svg:y="8.244cm" svg:viewBox="0 0 13859 10639" draw:points="2017,4066 7281,0 13859,6 8508,4107 10515,10639 5257,6640 0,10639">
          <text:p/>
        </draw:polygon>
        <draw:custom-shape draw:style-name="gr3" draw:text-style-name="P1" draw:layer="layout" svg:width="5.4cm" svg:height="5.4cm" svg:x="11.87cm" svg:y="7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4" draw:text-style-name="P1" draw:layer="layout" svg:x1="11.53cm" svg:y1="12.31cm" svg:x2="16.794cm" svg:y2="8.244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" draw:text-style-name="P1" draw:layer="layout" svg:width="17.207cm" svg:height="17.207cm" svg:x="6.17cm" svg:y="1.677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'Liberation Sans'" style:font-family-generic="roman" style:font-pitch="variable" fo:font-size="28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9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.2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443cm" svg:height="3.172cm" svg:x="2.628cm" svg:y="1.757cm" presentation:class="title" presentation:placeholder="true">
        <draw:text-box/>
      </draw:frame>
      <draw:frame presentation:style-name="Default-outline1" draw:layer="backgroundobjects" svg:width="24.443cm" svg:height="11.019cm" svg:x="2.628cm" svg:y="5.446cm" presentation:class="outline" presentation:placeholder="true">
        <draw:text-box/>
      </draw:frame>
      <draw:frame presentation:style-name="Mpr1" draw:text-style-name="MP1" draw:layer="backgroundobjects" svg:width="6.327cm" svg:height="1.31cm" svg:x="2.628cm" svg:y="18.3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609cm" svg:height="1.31cm" svg:x="10.558cm" svg:y="18.3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327cm" svg:height="1.31cm" svg:x="20.743cm" svg:y="18.30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Carter</meta:initial-creator>
    <meta:creation-date>2013-09-02T09:46:37</meta:creation-date>
    <dc:date>2013-09-02T10:12:35</dc:date>
    <dc:creator>Matt Carter</dc:creator>
    <meta:editing-duration>PT14M22S</meta:editing-duration>
    <meta:editing-cycles>5</meta:editing-cycles>
    <meta:generator>LibreOffice/4.0.2.2$Linux_X86_64 LibreOffice_project/400m0$Build-2</meta:generator>
    <meta:document-statistic meta:object-count="30"/>
  </office:meta>
</office:document-meta>
</file>